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02cm" fo:min-width="0.552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</style:style>
    <style:style style:name="gr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pacity="100%" loext:shadow-blur="0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-opacity="100%" loext:shadow-blur="0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color="#000000" svg:stroke-opacity="100%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488cm" svg:height="1.488cm" svg:x="21.32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488cm" svg:height="1.488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88cm" svg:height="1.488cm" svg:x="22.59cm" svg:y="1.63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488cm" svg:height="1.488cm" svg:x="3.13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488cm" svg:height="1.488cm" svg:x="9.2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.488cm" svg:height="1.488cm" svg:x="10.52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488cm" svg:height="1.488cm" svg:x="14.97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1.488cm" svg:height="1.488cm" svg:x="16.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278cm" svg:height="0.962cm" svg:x="2.07cm" svg:y="6.413cm">
          <draw:text-box>
            <text:p text:style-name="P4"><text:span text:style-name="T1">a. Empty root</text:span></text:p>
          </draw:text-box>
        </draw:frame>
        <draw:frame draw:style-name="gr9" draw:text-style-name="P5" draw:layer="layout" svg:width="3.558cm" svg:height="0.962cm" svg:x="8.778cm" svg:y="6.413cm">
          <draw:text-box>
            <text:p text:style-name="P4"><text:span text:style-name="T1">b. Read "("</text:span></text:p>
          </draw:text-box>
        </draw:frame>
        <draw:frame draw:style-name="gr10" draw:text-style-name="P5" draw:layer="layout" svg:width="3.664cm" svg:height="0.962cm" svg:x="15.014cm" svg:y="6.413cm">
          <draw:text-box>
            <text:p text:style-name="P4"><text:span text:style-name="T1">c. Read "3"</text:span></text:p>
          </draw:text-box>
        </draw:frame>
        <draw:frame draw:style-name="gr9" draw:text-style-name="P5" draw:layer="layout" svg:width="3.719cm" svg:height="0.962cm" svg:x="21.784cm" svg:y="6.413cm">
          <draw:text-box>
            <text:p text:style-name="P4"><text:span text:style-name="T1">d. Read "+"</text:span></text:p>
          </draw:text-box>
        </draw:frame>
        <draw:connector draw:style-name="gr11" draw:text-style-name="P6" draw:layer="layout" draw:type="line" svg:x1="11.269cm" svg:y1="3.123cm" svg:x2="10.525cm" svg:y2="4.393cm" draw:start-shape="id1" draw:start-glue-point="8" draw:end-shape="id2" draw:end-glue-point="11" svg:d="M11269 3123l-744 1270" svg:viewBox="0 0 745 1271">
          <text:p/>
        </draw:connector>
        <draw:frame draw:style-name="gr9" draw:text-style-name="P5" draw:layer="layout" svg:width="3.558cm" svg:height="0.962cm" svg:x="2.564cm" svg:y="15.693cm">
          <draw:text-box>
            <text:p text:style-name="P4"><text:span text:style-name="T1">e. Read "("</text:span></text:p>
          </draw:text-box>
        </draw:frame>
        <draw:custom-shape draw:style-name="gr12" draw:text-style-name="P3" xml:id="id11" draw:id="id11" draw:layer="layout" svg:width="1.488cm" svg:height="1.488cm" svg:x="3.54cm" svg:y="13.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6.984cm" svg:y1="3.123cm" svg:x2="16.24cm" svg:y2="4.393cm" draw:start-shape="id3" draw:start-glue-point="8" draw:end-shape="id4" draw:end-glue-point="11" svg:d="M16984 3123l-744 1270" svg:viewBox="0 0 745 1271">
          <text:p/>
        </draw:connector>
        <draw:connector draw:style-name="gr11" draw:text-style-name="P6" draw:layer="layout" draw:type="line" svg:x1="23.334cm" svg:y1="3.123cm" svg:x2="22.59cm" svg:y2="4.393cm" draw:start-shape="id5" draw:start-glue-point="8" draw:end-shape="id6" draw:end-glue-point="11" svg:d="M23334 3123l-744 1270" svg:viewBox="0 0 745 1271">
          <text:p/>
        </draw:connector>
        <draw:connector draw:style-name="gr11" draw:text-style-name="P6" draw:layer="layout" draw:type="line" svg:x1="23.334cm" svg:y1="3.123cm" svg:x2="24.078cm" svg:y2="4.393cm" draw:start-shape="id5" draw:start-glue-point="8" draw:end-shape="id7" draw:end-glue-point="5" svg:d="M23334 3123l744 1270" svg:viewBox="0 0 745 1271">
          <text:p/>
        </draw:connector>
        <draw:custom-shape draw:style-name="gr3" draw:text-style-name="P2" xml:id="id9" draw:id="id9" draw:layer="layout" svg:width="1.488cm" svg:height="1.488cm" svg:x="2.27cm" svg:y="11.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488cm" svg:height="1.488cm" svg:x="4.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488cm" svg:height="1.488cm" svg:x="3.54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284cm" svg:y1="10.108cm" svg:x2="3.54cm" svg:y2="11.378cm" draw:start-shape="id8" draw:start-glue-point="8" draw:end-shape="id9" draw:end-glue-point="11" svg:d="M4284 10108l-744 1270" svg:viewBox="0 0 745 1271">
          <text:p/>
        </draw:connector>
        <draw:connector draw:style-name="gr11" draw:text-style-name="P6" draw:layer="layout" draw:type="line" svg:x1="4.284cm" svg:y1="10.108cm" svg:x2="5.028cm" svg:y2="11.378cm" draw:start-shape="id8" draw:start-glue-point="8" draw:end-shape="id10" draw:end-glue-point="5" svg:d="M4284 10108l744 1270" svg:viewBox="0 0 745 1271">
          <text:p/>
        </draw:connector>
        <draw:connector draw:style-name="gr11" draw:text-style-name="P6" draw:layer="layout" draw:type="line" svg:x1="5.554cm" svg:y1="12.648cm" svg:x2="4.81cm" svg:y2="13.918cm" draw:start-shape="id10" draw:start-glue-point="8" draw:end-shape="id11" draw:end-glue-point="11" svg:d="M5554 12648l-744 1270" svg:viewBox="0 0 745 1271">
          <text:p/>
        </draw:connector>
        <draw:frame draw:style-name="gr9" draw:text-style-name="P5" draw:layer="layout" svg:width="3.525cm" svg:height="0.962cm" svg:x="8.914cm" svg:y="15.693cm">
          <draw:text-box>
            <text:p text:style-name="P4"><text:span text:style-name="T1">f. Read "4"</text:span></text:p>
          </draw:text-box>
        </draw:frame>
        <draw:custom-shape draw:style-name="gr3" draw:text-style-name="P2" xml:id="id15" draw:id="id15" draw:layer="layout" svg:width="1.488cm" svg:height="1.488cm" svg:x="9.89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488cm" svg:height="1.488cm" svg:x="8.62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4" draw:id="id14" draw:layer="layout" svg:width="1.488cm" svg:height="1.488cm" svg:x="11.16cm" svg:y="11.1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488cm" svg:height="1.488cm" svg:x="9.89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0.634cm" svg:y1="10.1cm" svg:x2="9.89cm" svg:y2="11.37cm" draw:start-shape="id12" draw:start-glue-point="8" draw:end-shape="id13" draw:end-glue-point="11" svg:d="M10634 10100l-744 1270" svg:viewBox="0 0 745 1271">
          <text:p/>
        </draw:connector>
        <draw:connector draw:style-name="gr11" draw:text-style-name="P6" draw:layer="layout" draw:type="line" svg:x1="10.634cm" svg:y1="10.1cm" svg:x2="11.378cm" svg:y2="11.37cm" draw:start-shape="id12" draw:start-glue-point="8" draw:end-shape="id14" draw:end-glue-point="5" svg:d="M10634 10100l744 1270" svg:viewBox="0 0 745 1271">
          <text:p/>
        </draw:connector>
        <draw:connector draw:style-name="gr11" draw:text-style-name="P6" draw:layer="layout" draw:type="line" svg:x1="11.904cm" svg:y1="12.64cm" svg:x2="11.16cm" svg:y2="13.91cm" draw:start-shape="id14" draw:start-glue-point="8" draw:end-shape="id15" draw:end-glue-point="11" svg:d="M11904 12640l-744 1270" svg:viewBox="0 0 745 1271">
          <text:p/>
        </draw:connector>
        <draw:frame draw:style-name="gr9" draw:text-style-name="P5" draw:layer="layout" svg:width="3.592cm" svg:height="0.962cm" svg:x="15.264cm" svg:y="15.693cm">
          <draw:text-box>
            <text:p text:style-name="P4"><text:span text:style-name="T1">g. Read "*"</text:span></text:p>
          </draw:text-box>
        </draw:frame>
        <draw:custom-shape draw:style-name="gr3" draw:text-style-name="P2" xml:id="id19" draw:id="id19" draw:layer="layout" svg:width="1.488cm" svg:height="1.488cm" svg:x="16.24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488cm" svg:height="1.488cm" svg:x="14.97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1.488cm" svg:height="1.488cm" svg:x="17.51cm" svg:y="11.152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488cm" svg:height="1.488cm" svg:x="16.24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6.984cm" svg:y1="10.1cm" svg:x2="16.24cm" svg:y2="11.37cm" draw:start-shape="id16" draw:start-glue-point="8" draw:end-shape="id17" draw:end-glue-point="11" svg:d="M16984 10100l-744 1270" svg:viewBox="0 0 745 1271">
          <text:p/>
        </draw:connector>
        <draw:connector draw:style-name="gr11" draw:text-style-name="P6" draw:layer="layout" draw:type="line" svg:x1="16.984cm" svg:y1="10.1cm" svg:x2="17.728cm" svg:y2="11.37cm" draw:start-shape="id16" draw:start-glue-point="8" draw:end-shape="id18" draw:end-glue-point="5" svg:d="M16984 10100l744 1270" svg:viewBox="0 0 745 1271">
          <text:p/>
        </draw:connector>
        <draw:connector draw:style-name="gr11" draw:text-style-name="P6" draw:layer="layout" draw:type="line" svg:x1="18.254cm" svg:y1="12.64cm" svg:x2="17.51cm" svg:y2="13.91cm" draw:start-shape="id18" draw:start-glue-point="8" draw:end-shape="id19" draw:end-glue-point="11" svg:d="M18254 12640l-744 1270" svg:viewBox="0 0 745 1271">
          <text:p/>
        </draw:connector>
        <draw:custom-shape draw:style-name="gr12" draw:text-style-name="P3" xml:id="id20" draw:id="id20" draw:layer="layout" svg:width="1.488cm" svg:height="1.488cm" svg:x="18.78cm" svg:y="13.7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6" draw:layer="layout" draw:type="line" svg:x1="18.254cm" svg:y1="12.64cm" svg:x2="18.998cm" svg:y2="13.918cm" draw:start-shape="id18" draw:start-glue-point="8" draw:end-shape="id20" draw:end-glue-point="5" svg:d="M18254 12640l744 1278" svg:viewBox="0 0 745 1279">
          <text:p/>
        </draw:connector>
        <draw:frame draw:style-name="gr8" draw:text-style-name="P5" draw:layer="layout" svg:width="3.698cm" svg:height="0.962cm" svg:x="21.614cm" svg:y="15.693cm">
          <draw:text-box>
            <text:p text:style-name="P4"><text:span text:style-name="T1">h. Read "5"</text:span></text:p>
          </draw:text-box>
        </draw:frame>
        <draw:custom-shape draw:style-name="gr15" draw:text-style-name="P2" xml:id="id24" draw:id="id24" draw:layer="layout" svg:width="1.488cm" svg:height="1.488cm" svg:x="22.59cm" svg:y="13.68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2" draw:id="id22" draw:layer="layout" svg:width="1.488cm" svg:height="1.488cm" svg:x="21.32cm" svg:y="11.1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3" draw:id="id23" draw:layer="layout" svg:width="1.488cm" svg:height="1.488cm" svg:x="23.86cm" svg:y="11.144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1" draw:id="id21" draw:layer="layout" svg:width="1.488cm" svg:height="1.488cm" svg:x="22.59cm" svg:y="8.6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23.334cm" svg:y1="10.092cm" svg:x2="22.59cm" svg:y2="11.362cm" draw:start-shape="id21" draw:start-glue-point="8" draw:end-shape="id22" draw:end-glue-point="11" svg:d="M23334 10092l-744 1270" svg:viewBox="0 0 745 1271">
          <text:p/>
        </draw:connector>
        <draw:connector draw:style-name="gr16" draw:text-style-name="P6" draw:layer="layout" draw:type="line" svg:x1="23.334cm" svg:y1="10.092cm" svg:x2="24.078cm" svg:y2="11.362cm" draw:start-shape="id21" draw:start-glue-point="8" draw:end-shape="id23" draw:end-glue-point="5" svg:d="M23334 10092l744 1270" svg:viewBox="0 0 745 1271">
          <text:p/>
        </draw:connector>
        <draw:connector draw:style-name="gr16" draw:text-style-name="P6" draw:layer="layout" draw:type="line" svg:x1="24.604cm" svg:y1="12.632cm" svg:x2="23.86cm" svg:y2="13.902cm" draw:start-shape="id23" draw:start-glue-point="8" draw:end-shape="id24" draw:end-glue-point="11" svg:d="M24604 12632l-744 1270" svg:viewBox="0 0 745 1271">
          <text:p/>
        </draw:connector>
        <draw:custom-shape draw:style-name="gr15" draw:text-style-name="P2" xml:id="id25" draw:id="id25" draw:layer="layout" svg:width="1.488cm" svg:height="1.488cm" svg:x="25.13cm" svg:y="13.692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6" draw:layer="layout" draw:type="line" svg:x1="24.604cm" svg:y1="12.632cm" svg:x2="25.348cm" svg:y2="13.91cm" draw:start-shape="id23" draw:start-glue-point="8" draw:end-shape="id25" draw:end-glue-point="5" svg:d="M24604 12632l744 1278" svg:viewBox="0 0 745 1279">
          <text:p/>
        </draw:connector>
        <draw:frame draw:style-name="gr9" draw:text-style-name="P7" draw:layer="layout" svg:width="4.862cm" svg:height="0.962cm" svg:x="10.997cm" svg:y="19.017cm">
          <draw:text-box>
            <text:p>buildExpAll.p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21T15:37:18.469038593</dc:date>
    <meta:editing-duration>PT2H13M47S</meta:editing-duration>
    <meta:editing-cycles>36</meta:editing-cycles>
    <meta:generator>LibreOffice/7.3.7.2$Linux_X86_64 LibreOffice_project/30$Build-2</meta:generator>
    <meta:document-statistic meta:object-count="53"/>
  </office:meta>
</office:document-meta>
</file>